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03716666666667cm" style:use-optimal-column-width="true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740833333333333cm" style:use-optimal-column-width="true"/>
    </style:style>
    <style:style style:name="co4" style:family="table-column">
      <style:table-column-properties fo:break-before="auto" style:column-width="9.8848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2.6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MSUBJE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5">
            <text:p>SSID</text:p>
          </table:table-cell>
          <table:table-cell office:value-type="string" table:style-name="ce5">
            <text:p>SID</text:p>
          </table:table-cell>
          <table:table-cell office:value-type="string" table:style-name="ce5">
            <text:p>RID</text:p>
          </table:table-cell>
          <table:table-cell office:value-type="string" table:style-name="ce5">
            <text:p>COURSETITLE</text:p>
          </table:table-cell>
          <table:table-cell office:value-type="string" table:style-name="ce5">
            <text:p>CREDITS</text:p>
          </table:table-cell>
          <table:table-cell table:number-columns-repeated="16379" table:style-name="ce5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Physic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gramming for Problem Solv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vironmental Sci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hematic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Phys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gramming for Problem Solv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Graph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Workshop</text:p>
          </table:table-cell>
          <table:table-cell office:value-type="float" office:value="2.5" table:style-name="ce2">
            <text:p>2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Chemist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hematics -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hemist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lish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Mechan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lish Language an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Geology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ength of Material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urvey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stitution of India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Geology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luid Mechan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bability and Statist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ength of Material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urveying and Geomat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sic Electrical and Electronics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ydraulics and Hydraulic Machine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nder Sensitization Lab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aided Civil Engineering Drawing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sic Electrical and Electronics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sic Mechanical Engineering for Civil Engineers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ilding Materials, Construction and Plann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ydraulics and Hydraulic Machinery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ength of Materials - 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uctural Analysis - 1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vance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otechnical Engineer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pan text:style-name="T2">Highway Engineering and Concrete Technology</text:span></text:p>
            <text:p><text:span text:style-name="T2">Lab</text:span>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tellectual Property Rights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gineering Economics and Accountancy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otechnical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uctural Analysis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uctural Engineering - I (RCC)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ansportation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er Aided Design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vironmental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rtificial Intellig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vironmental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oundation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ydrology &amp; Water Resources Engineer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—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uctural Engineering —II (Steel)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 —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timation, Costing and Project Management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—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—I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 —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dustrial Oriented Mini Project/Summerlnternship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mina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ctStag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-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fessional Elective —V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en Elective —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ject Stage-II</text:p>
          </table:table-cell>
          <table:table-cell office:value-type="float" office:value="7" table:style-name="ce2">
            <text:p>7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ineering Workshop</text:p>
          </table:table-cell>
          <table:table-cell office:value-type="float" office:value="2.5" table:style-name="ce2">
            <text:p>2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ineering Chemist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lish Language an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asic Electrical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thematics - 1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emist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asic Electrical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lish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pplied Physic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gramming for Problem Solv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vironmental Sci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thematics -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gramming for Problem Solv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ineering Graph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pplied Phys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nalog Electronic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Circuit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Machines Lab - 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nder Sensitization Lab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nalog Electron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Circuit Analysi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Machine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omagnetic Field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gineering Mechan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trol System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igital Electronic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Machines Lab - I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stitution of India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trol System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igital Electron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Machines —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aplace Transforms, Numerical Methods &amp; Complex variable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 - 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vance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asurements and Instrumentation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Electronic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 Simulation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ntellectual Property Rights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rtificial Intellig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usiness Economics and Financial Analysi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easurements and Instrumentation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Electron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3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-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icroprocessors &amp; Microcontroller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ignals and System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yber Security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icroprocessors &amp; Microcontroller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 Operation and Control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wer System Protection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ignals and System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en Electiv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en Elective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I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undamentals of Management for Engineer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lectrical &amp; Electronics Design Lab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ndustrial Oriented Mini Project/ Summer Internship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mina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ct Stage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en Elective-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fessional Elective-V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ject Stage - II</text:p>
          </table:table-cell>
          <table:table-cell office:value-type="float" office:value="7" table:style-name="ce2">
            <text:p>7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Physic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gramming for Problem Solv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vironmental Sci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thematic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Phys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gramming for Problem Solv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Graph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Workshop</text:p>
          </table:table-cell>
          <table:table-cell office:value-type="float" office:value="2.5" table:style-name="ce2">
            <text:p>2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Chemist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lish Language an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thematics -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hemist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lish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ngineering Mechan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chine Drawing Practice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terial Science and Mechanics of Solid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duction Technology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nstitution of India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terial Science and Metallurgy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echanics of Solid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bability and Statistics &amp; Complex Variable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duction Technology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ermodynam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asic Electrical and Electronics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luid Mechanics and Hydraulic Machine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strumentation and Control System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nderSensitization Lab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asic Electrical and Electronics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luid Mechanics and Hydraulic Machine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strumentation and Control System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inematics of Machine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ermaIEngineering-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inematics &amp; Dynamic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etrology &amp; Machine Too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ermal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tellectual Property Rights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yber Security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usiness Economics &amp; Financial Analysi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esign of Machine Members-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ynamics of Machine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etrology &amp; Machine Tool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perations Research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ermal Engineering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vance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D &amp; CAM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eat Transfer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rtificial Intellig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D &amp; CAM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esign of Machine Members-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inite Element Method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eat Transfer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- 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pen Elective - I<text:s text:c="3"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frigeration &amp; Air Condition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— 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— 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- I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pen Elective - 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dustrial Oriented Mini Project/ Summer Internship</text:p>
          </table:table-cell>
          <table:table-cell office:value-type="string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mina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ct Stage - 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— V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fessional Elective — V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pen Elective - III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ject Stage - II</text:p>
          </table:table-cell>
          <table:table-cell office:value-type="float" office:value="7" table:style-name="ce2">
            <text:p>7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gramming for Problem Solving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vironmental Science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pplied Physic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athematics - 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gramming for Problem Solving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gineering Graphic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pplied Physic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gineering Workshop</text:p>
          </table:table-cell>
          <table:table-cell office:value-type="float" office:value="2.5" table:style-name="ce2">
            <text:p>2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gineering Chemistry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glish Language and Communication Skill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asic Electrical Engineering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athematics - II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hemistry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asic Electrical Engineering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glish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asic Simulation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igital System Design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 Devices and Circuit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nstitution of India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igital System Design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 Devices and Circuit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etwork Analysis and Transmission Line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robability Theory and Stochastic Processe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ignals and System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alog and Digital Communication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 Circuit Analysis Lab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C Applications Lab</text:p>
          </table:table-cell>
          <table:table-cell office:value-type="float" office:value="1.5" table:style-name="ce2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ender Sensitization Lab</text:p>
          </table:table-cell>
          <table:table-cell office:value-type="float" office:value="0" table:style-name="ce2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alog and Digital Communication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magnetic Fields and Wave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lectronic Circuit Analysi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6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aplace Transforms, Numerical Methods &amp; Complex Variables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NULL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inear IC Applications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dvance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ata Communications and Network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icroprocessors &amp; Microcontroller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tellectual Property Rights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yber Security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usiness Economics &amp; Financial Analysi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ontrol System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ata Communications and Network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icroprocessors &amp; Microcontroller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igital Signal Process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 - CAD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Scripting Language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rtificial Intelligence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ntennas and Propagatio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igital Signal Process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-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VLSI Desig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pen Elective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icrowave and Optical Communication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—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— I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pen Elective -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Practice, Law &amp; Ethics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icrowave and Optical Communication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Industrial Oriented Mini Project/ Summer Internship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Seminar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ject Stage - 1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— 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sional Elective — V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pen Elective -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ject Stage - II</text:p>
          </table:table-cell>
          <table:table-cell office:value-type="float" office:value="7" table:style-name="ce3">
            <text:p>7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gineering Workshop</text:p>
          </table:table-cell>
          <table:table-cell office:value-type="float" office:value="2.5" table:style-name="ce3">
            <text:p>2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gineering Chemistry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glish Language an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asic Electrical Engineer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thematics - 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hemistry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asic Electrical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glish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pplied Physic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gramming for Problem Solv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vironmental Science</text:p>
          </table:table-cell>
          <table:table-cell office:value-type="string" table:style-name="ce3">
            <text:p>0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thematics - II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pplied Physic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gramming for Problem Solv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ngineering Graph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nalog and Digital Electronic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++ Programm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 Structure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IT Workshop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Gender Sensitization Lab</text:p>
          </table:table-cell>
          <table:table-cell office:value-type="string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nalog and Digital Electron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uter Organization and Architecture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uter Oriented Statistical Method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 Structure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bject Oriented Programming using C++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base Management System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Java Programming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perating System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nstitution of India</text:p>
          </table:table-cell>
          <table:table-cell office:value-type="string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usiness Economics &amp; Financial Analysi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base Management System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iscrete Mathematic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Java Programm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perating System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dvanced Communication Skills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uter Networks &amp; Web Technologies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oftware Engineer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Intellectual Property Rights</text:p>
          </table:table-cell>
          <table:table-cell office:value-type="string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rtificial Intelligence</text:p>
          </table:table-cell>
          <table:table-cell office:value-type="string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uter Network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 -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Formal Languages &amp; Automata Theory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oftware Engineering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eb Technologies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r Design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chine Learning Lab</text:p>
          </table:table-cell>
          <table:table-cell office:value-type="float" office:value="1.5" table:style-name="ce3">
            <text:p>1.5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-III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yber Security</text:p>
          </table:table-cell>
          <table:table-cell office:value-type="string" table:style-name="ce3">
            <text:p>0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ompiler Design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esign and Analysis of Algorithms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achine Learning</text:p>
          </table:table-cell>
          <table:table-cell office:value-type="float" office:value="4" table:style-name="ce3">
            <text:p>4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 –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pen Elective-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ryptography &amp; Network Security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ata Mining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 -I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 -V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pen Elective - 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ryptography &amp; Network Security Lab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Industrial Oriented Mini Project/ Summer Internship</text:p>
          </table:table-cell>
          <table:table-cell office:value-type="float" office:value="2" table:style-name="ce3">
            <text:p>2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eminar</text:p>
          </table:table-cell>
          <table:table-cell office:value-type="float" office:value="1" table:style-name="ce3">
            <text:p>1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ject Stage - 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rganizational Behaviour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sional Elective - V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pen Elective - III</text:p>
          </table:table-cell>
          <table:table-cell office:value-type="float" office:value="3" table:style-name="ce3">
            <text:p>3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3">
            <text:p>NULL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ject Stage - II</text:p>
          </table:table-cell>
          <table:table-cell office:value-type="float" office:value="7" table:style-name="ce3">
            <text:p>7</text:p>
          </table:table-cell>
          <table:table-cell table:number-columns-repeated="16379" table:style-name="ce4"/>
        </table:table-row>
        <table:table-row table:number-rows-repeated="10482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Hul 69</meta:initial-creator>
    <dc:creator>SaHul 69</dc:creator>
    <meta:creation-date>2022-01-03T20:25:35Z</meta:creation-date>
    <dc:date>2022-01-03T20:35:49Z</dc:date>
  </office:meta>
</office:document-meta>
</file>